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18.042cm"/>
    </style:style>
    <style:style style:name="gr2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3.945cm"/>
    </style:style>
    <style:style style:name="gr3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893cm" fo:min-width="2.7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10" style:family="graphic" style:parent-style-name="standard">
      <style:graphic-properties svg:stroke-color="#ba131a" draw:fill-color="#ef413d" draw:auto-grow-height="false" fo:min-height="0cm" fo:min-width="0cm" fo:wrap-option="wrap"/>
    </style:style>
    <style:style style:name="co1" style:family="table-column">
      <style:table-column-properties style:column-width="5.978cm" style:use-optimal-column-width="false"/>
    </style:style>
    <style:style style:name="co2" style:family="table-column">
      <style:table-column-properties style:column-width="1.623cm" style:use-optimal-column-width="false"/>
    </style:style>
    <style:style style:name="co3" style:family="table-column">
      <style:table-column-properties style:column-width="1.552cm" style:use-optimal-column-width="false"/>
    </style:style>
    <style:style style:name="co4" style:family="table-column">
      <style:table-column-properties style:column-width="1.728cm" style:use-optimal-column-width="false"/>
    </style:style>
    <style:style style:name="co5" style:family="table-column">
      <style:table-column-properties style:column-width="1.8cm" style:use-optimal-column-width="false"/>
    </style:style>
    <style:style style:name="co6" style:family="table-column">
      <style:table-column-properties style:column-width="1.517cm" style:use-optimal-column-width="false"/>
    </style:style>
    <style:style style:name="co7" style:family="table-column">
      <style:table-column-properties style:column-width="1.47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267cm"/>
    </style:style>
    <style:style style:name="ro3" style:family="table-row">
      <style:table-row-properties style:row-height="1.09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0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f413d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2.286cm" svg:x="1.508cm" svg:y="1.159cm">
          <text:p text:style-name="P1">HEART FUNCTION - 0xF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4.191cm" svg:x="1.508cm" svg:y="4.842cm"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4.191cm" svg:x="15.224cm" svg:y="4.842cm">
          <text:p text:style-name="P1">SUBSCRIB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4.445cm" svg:x="8.493cm" svg:y="10.144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557cm" svg:y1="10.906cm" svg:x2="15.224cm" svg:y2="9.001cm">
          <text:p/>
        </draw:line>
        <draw:frame draw:style-name="gr6" draw:text-style-name="P4" draw:layer="layout" svg:width="2.051cm" svg:height="0.962cm" draw:transform="rotate (-0.685565330183372) translate (6.816cm 8.62cm)">
          <draw:text-box>
            <text:p>Heart</text:p>
          </draw:text-box>
        </draw:frame>
        <draw:frame draw:style-name="gr6" draw:text-style-name="P4" draw:layer="layout" svg:width="2.051cm" svg:height="0.962cm" draw:transform="rotate (0.611912435749212) translate (12.104cm 10.246cm)">
          <draw:text-box>
            <text:p>Heart</text:p>
          </draw:text-box>
        </draw:frame>
        <draw:line draw:style-name="gr7" draw:text-style-name="P3" draw:layer="layout" svg:x1="1cm" svg:y1="15.986cm" svg:x2="20.59cm" svg:y2="16.113cm">
          <text:p/>
        </draw:line>
        <draw:line draw:style-name="gr5" draw:text-style-name="P3" draw:layer="layout" svg:x1="5.953cm" svg:y1="9.001cm" svg:x2="8.747cm" svg:y2="11.287cm">
          <text:p/>
        </draw:line>
        <draw:line draw:style-name="gr5" draw:text-style-name="P3" draw:layer="layout" svg:x1="9.128cm" svg:y1="10.779cm" svg:x2="5.953cm" svg:y2="8.112cm">
          <text:p/>
        </draw:line>
        <draw:frame draw:style-name="gr8" draw:text-style-name="P4" draw:layer="layout" svg:width="2.614cm" svg:height="0.962cm" draw:transform="rotate (-0.661828852356251) translate (7.193cm 8.033cm)">
          <draw:text-box>
            <text:p><text:span text:style-name="T1">Puback</text:span></text:p>
          </draw:text-box>
        </draw:frame>
        <draw:frame draw:style-name="standard" draw:layer="layout" svg:width="18.921cm" svg:height="6.565cm" svg:x="1.324cm" svg:y="17.53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Bit</text:p>
                <text:p text:style-name="P1"/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Byte 1</text:p>
              </table:table-cell>
              <table:table-cell table:number-columns-spanned="4">
                <text:p text:style-name="P1"><text:span text:style-name="T2">MQTT Control Packet Type (15)</text:span></text:p>
              </table:table-cell>
              <table:covered-table-cell/>
              <table:covered-table-cell/>
              <table:covered-table-cell/>
              <table:table-cell table:style-name="ce2" table:number-columns-spanned="4">
                <text:p text:style-name="P1"><text:span text:style-name="T3">MQTT Custom Header</text:span></text:p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3" table:default-cell-style-name="ce1">
              <table:table-cell/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ce1">
              <table:table-cell>
                <text:p text:style-name="P1">Byte 2</text:p>
              </table:table-cell>
              <table:table-cell table:number-columns-spanned="8">
                <text:p text:style-name="P1">Remaining Length (0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4" draw:layer="layout" svg:width="4.304cm" svg:height="0.962cm" svg:x="1.524cm" svg:y="16.373cm">
          <draw:text-box>
            <text:p>Fixed Header</text:p>
          </draw:text-box>
        </draw:frame>
        <draw:custom-shape draw:style-name="gr10" draw:text-style-name="P5" draw:layer="layout" svg:width="0.456cm" svg:height="0.457cm" draw:transform="rotate (-0.602836723638841) translate (8.117cm 10.017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0" draw:text-style-name="P5" draw:layer="layout" svg:width="0.456cm" svg:height="0.457cm" draw:transform="rotate (0.567232006898157) translate (13.832cm 9.373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09:18:36.380401440</meta:creation-date>
    <dc:date>2018-07-11T15:03:41.312770274</dc:date>
    <meta:editing-duration>PT2H54M20S</meta:editing-duration>
    <meta:editing-cycles>25</meta:editing-cycles>
    <meta:generator>LibreOffice/6.0.4.2$Linux_X86_64 LibreOffice_project/00m0$Build-2</meta:generator>
    <meta:document-statistic meta:object-count="15"/>
  </office:meta>
</office:document-meta>
</file>